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1B000003C01505AAE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420e" draw:fill="solid" draw:fill-color="#ff420e"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66ff00" draw:fill="none" draw:fill-color="#66ff00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335cm" svg:height="17.66cm" svg:x="1cm" svg:y="5.064cm">
          <draw:image xlink:href="Pictures/100000000000041B000003C01505AAEB.jpg" xlink:type="simple" xlink:show="embed" xlink:actuate="onLoad">
            <text:p/>
          </draw:image>
        </draw:frame>
        <draw:custom-shape draw:style-name="gr2" draw:text-style-name="P1" draw:layer="layout" svg:width="0.001cm" svg:height="0.001cm" svg:x="16.748cm" svg:y="1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27cm" svg:height="0.127cm" svg:x="9.382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27cm" svg:height="0.127cm" svg:x="4.429cm" svg:y="10.6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127cm" svg:height="0.127cm" svg:x="5.445cm" svg:y="12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27cm" svg:height="0.127cm" svg:x="9.001cm" svg:y="12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27cm" svg:height="0.127cm" svg:x="12.303cm" svg:y="12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27cm" svg:height="0.127cm" svg:x="15.859cm" svg:y="12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27cm" svg:height="0.127cm" svg:x="13.446cm" svg:y="17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27cm" svg:height="0.127cm" svg:x="8.239cm" svg:y="17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controls" svg:width="0.127cm" svg:height="0.127cm" svg:x="16.748cm" svg:y="10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controls" svg:width="0.127cm" svg:height="0.127cm" svg:x="11.922cm" svg:y="10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controls" svg:width="0.127cm" svg:height="0.127cm" svg:x="10.779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controls" svg:width="0.127cm" svg:height="0.127cm" svg:x="10.779cm" svg:y="11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controls" svg:x1="4.556cm" svg:y1="10.779cm" svg:x2="5.445cm" svg:y2="12.303cm">
          <text:p/>
        </draw:line>
        <draw:line draw:style-name="gr3" draw:text-style-name="P1" draw:layer="controls" svg:x1="15.859cm" svg:y1="12.303cm" svg:x2="13.573cm" svg:y2="17.891cm">
          <text:p/>
        </draw:line>
        <draw:line draw:style-name="gr3" draw:text-style-name="P1" draw:layer="controls" svg:x1="5.572cm" svg:y1="12.303cm" svg:x2="13.446cm" svg:y2="17.764cm">
          <text:p/>
        </draw:line>
        <draw:line draw:style-name="gr3" draw:text-style-name="P1" draw:layer="controls" svg:x1="16.748cm" svg:y1="10.779cm" svg:x2="15.986cm" svg:y2="12.176cm">
          <text:p/>
        </draw:line>
        <draw:line draw:style-name="gr3" draw:text-style-name="P1" draw:layer="controls" svg:x1="5.572cm" svg:y1="12.43cm" svg:x2="8.239cm" svg:y2="17.764cm">
          <text:p/>
        </draw:line>
        <draw:line draw:style-name="gr3" draw:text-style-name="P1" draw:layer="controls" svg:x1="8.366cm" svg:y1="17.764cm" svg:x2="13.319cm" svg:y2="17.764cm">
          <text:p/>
        </draw:line>
        <draw:line draw:style-name="gr3" draw:text-style-name="P1" draw:layer="controls" svg:x1="10.779cm" svg:y1="11.668cm" svg:x2="10.906cm" svg:y2="14.335cm">
          <text:p/>
        </draw:line>
        <draw:line draw:style-name="gr3" draw:text-style-name="P1" draw:layer="controls" svg:x1="15.859cm" svg:y1="12.176cm" svg:x2="12.4cm" svg:y2="12.271cm">
          <text:p/>
        </draw:line>
        <draw:line draw:style-name="gr3" draw:text-style-name="P1" draw:layer="controls" svg:x1="9.001cm" svg:y1="12.049cm" svg:x2="5.572cm" svg:y2="12.303cm">
          <text:p/>
        </draw:line>
        <draw:line draw:style-name="gr3" draw:text-style-name="P1" draw:layer="controls" svg:x1="11.922cm" svg:y1="10.525cm" svg:x2="10.906cm" svg:y2="14.335cm">
          <text:p/>
        </draw:line>
        <draw:line draw:style-name="gr3" draw:text-style-name="P1" draw:layer="controls" svg:x1="16.748cm" svg:y1="10.779cm" svg:x2="12.049cm" svg:y2="10.398cm">
          <text:p/>
        </draw:line>
        <draw:line draw:style-name="gr3" draw:text-style-name="P1" draw:layer="controls" svg:x1="9.382cm" svg:y1="10.398cm" svg:x2="4.556cm" svg:y2="10.652cm">
          <text:p/>
        </draw:line>
        <draw:line draw:style-name="gr3" draw:text-style-name="P1" draw:layer="controls" svg:x1="15.859cm" svg:y1="12.303cm" svg:x2="8.366cm" svg:y2="17.764cm">
          <text:p/>
        </draw:line>
        <draw:line draw:style-name="gr3" draw:text-style-name="P1" draw:layer="controls" svg:x1="12.43cm" svg:y1="12.303cm" svg:x2="13.573cm" svg:y2="17.764cm">
          <text:p/>
        </draw:line>
        <draw:line draw:style-name="gr3" draw:text-style-name="P1" draw:layer="controls" svg:x1="9.509cm" svg:y1="10.525cm" svg:x2="10.779cm" svg:y2="14.3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9-27T16:26:01.753954679</dc:date>
    <meta:document-statistic meta:object-count="29"/>
    <meta:generator>LibreOffice/4.2.8.2$Linux_X86_64 LibreOffice_project/420m0$Build-2</meta:generator>
  </office:meta>
</office:document-meta>
</file>